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15-03-09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14-03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13-03-06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12-03-06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11-03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10-03-1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8-03-1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7-03-14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2000-03-0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9-03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8-03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7-03-0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3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2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8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5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112380101</text:p>
          </table:table-cell>
          <table:table-cell office:value-type="string" calcext:value-type="string">
            <text:p>197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